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F" svg:font-family="" style:font-family-generic="roman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986cm" table:align="left" style:writing-mode="lr-tb"/>
    </style:style>
    <style:style style:name="Таблица2.A" style:family="table-column">
      <style:table-column-properties style:column-width="0.997cm"/>
    </style:style>
    <style:style style:name="Таблица2.B" style:family="table-column">
      <style:table-column-properties style:column-width="2.124cm"/>
    </style:style>
    <style:style style:name="Таблица2.G" style:family="table-column">
      <style:table-column-properties style:column-width="1.817cm"/>
    </style:style>
    <style:style style:name="Таблица2.H" style:family="table-column">
      <style:table-column-properties style:column-width="2.43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I1" style:family="table-cell">
      <style:table-cell-properties style:vertical-align="middle"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I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1.628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2cm"/>
    </style:style>
    <style:style style:name="Таблица4.D" style:family="table-column">
      <style:table-column-properties style:column-width="2.362cm"/>
    </style:style>
    <style:style style:name="Таблица4.E" style:family="table-column">
      <style:table-column-properties style:column-width="0.82cm"/>
    </style:style>
    <style:style style:name="Таблица4.F" style:family="table-column">
      <style:table-column-properties style:column-width="2.436cm"/>
    </style:style>
    <style:style style:name="Таблица4.G" style:family="table-column">
      <style:table-column-properties style:column-width="0.838cm"/>
    </style:style>
    <style:style style:name="Таблица4.I" style:family="table-column">
      <style:table-column-properties style:column-width="1.134cm"/>
    </style:style>
    <style:style style:name="Таблица4.J" style:family="table-column">
      <style:table-column-properties style:column-width="1.637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D2" style:family="table-cell">
      <style:table-cell-properties fo:padding="0.097cm" fo:border-left="0.002cm solid #000000" fo:border-right="none" fo:border-top="none" fo:border-bottom="0.002cm solid #000000"/>
    </style:style>
    <style:style style:name="Таблица4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K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985cm" table:align="left" style:writing-mode="lr-tb"/>
    </style:style>
    <style:style style:name="Таблица5.A" style:family="table-column">
      <style:table-column-properties style:column-width="0.956cm"/>
    </style:style>
    <style:style style:name="Таблица5.B" style:family="table-column">
      <style:table-column-properties style:column-width="2.838cm"/>
    </style:style>
    <style:style style:name="Таблица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5.G1" style:family="table-cell">
      <style:table-cell-properties style:vertical-align="middle" fo:padding="0.097cm" fo:border="0.002cm solid #000000"/>
    </style:style>
    <style:style style:name="Таблица5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1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32" style:family="paragraph" style:parent-style-name="Table_20_Contents">
      <style:paragraph-properties fo:margin-left="0cm" fo:margin-right="0cm" fo:margin-top="0.141cm" fo:margin-bottom="0cm" fo:line-height="150%" fo:text-align="start" style:justify-single-word="false" fo:text-indent="0cm" style:auto-text-indent="false" fo:padding="0cm" fo:border="none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name-asian="Times New Roman" style:font-size-asian="8pt" style:font-name-complex="Times New Roman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style:font-name-asian="Times New Roman" style:font-size-asian="8pt" style:font-name-complex="Times New Roman" style:font-size-complex="8pt" style:text-rotation-angle="9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bold" style:font-name-asian="Times New Roman" style:font-size-asian="8pt" style:font-weight-asian="bold" style:font-name-complex="Times New Roman" style:font-size-complex="8pt" style:font-weight-complex="bold"/>
    </style:style>
    <style:style style:name="P41" style:family="paragraph" style:parent-style-name="Table_20_Contents">
      <style:text-properties style:font-name="Arial" fo:font-size="8pt" fo:language="ru" fo:country="RU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name-asian="Times New Roman" style:font-size-asian="8pt" style:font-name-complex="Times New Roman" style:font-size-complex="8pt"/>
    </style:style>
    <style:style style:name="P43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6pt" style:font-name-asian="Times New Roman" style:font-size-asian="6pt" style:font-name-complex="Times New Roman" style:font-size-complex="6pt"/>
    </style:style>
    <style:style style:name="P4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9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6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language="en" fo:country="US" fo:font-style="normal" style:text-underline-style="none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0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1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22" style:family="text">
      <style:text-properties fo:color="#000000" style:text-line-through-style="none" fo:language="ru" fo:country="RU" fo:font-style="normal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/>
    </style:style>
    <style:style style:name="T23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ru" fo:country="RU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color="#000000" style:text-line-through-style="none" fo:language="en" fo:country="US" fo:font-style="normal" style:text-underline-style="none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fo:language="ru" fo:country="RU"/>
    </style:style>
    <style:style style:name="T28" style:family="text">
      <style:text-properties style:font-name="Arial" fo:font-size="10pt" fo:language="ru" fo:country="RU" style:font-size-asian="10pt" style:font-size-complex="10pt"/>
    </style:style>
    <style:style style:name="T29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language="en" fo:country="US" style:font-size-asian="10pt" style:font-size-complex="10pt"/>
    </style:style>
    <style:style style:name="T31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style:font-name="Arial" fo:language="en" fo:country="US"/>
    </style:style>
    <style:style style:name="T34" style:family="text">
      <style:text-properties style:font-name="Arial" fo:language="en" fo:country="US" fo:font-weight="bold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style:text-line-through-style="none" style:font-name="Arial1" fo:font-size="9.75pt" fo:language="ru" fo:country="RU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38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0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normal" style:text-blinking="false" fo:background-color="transparent" style:font-size-asian="10pt" style:font-size-complex="10pt"/>
    </style:style>
    <style:style style:name="T43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font-name="Arial" fo:font-size="10pt" fo:language="en" fo:country="US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333333" style:font-name="Arial2" fo:font-size="10.5pt" fo:letter-spacing="normal" fo:font-style="normal" fo:font-weight="normal"/>
    </style:style>
    <style:style style:name="T4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xml:id="ct99468888" text:id="ct99468888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99469720" text:id="ct99469720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99469824" text:id="ct9946982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99469928" text:id="ct99469928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99470032" text:id="ct99470032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99470136" text:id="ct99470136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99470240" text:id="ct99470240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99470344" text:id="ct99470344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99470448" text:id="ct99470448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99470552" text:id="ct99470552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99470656" text:id="ct99470656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99470760" text:id="ct99470760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99470864" text:id="ct99470864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56897240" text:id="ct256897240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56897344" text:id="ct25689734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897448" text:id="ct256897448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56897552" text:id="ct25689755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897656" text:id="ct25689765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897760" text:id="ct25689776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56897864" text:id="ct256897864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56897968" text:id="ct256897968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56898072" text:id="ct256898072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56898176" text:id="ct256898176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56898280" text:id="ct256898280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56898384" text:id="ct256898384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56898488" text:id="ct256898488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56898592" text:id="ct256898592">
          <text:insertion>
            <office:change-info>
              <dc:creator>&lt;анонимный&gt;</dc:creator>
              <dc:date>2013-08-03T11:29:00</dc:date>
            </office:change-info>
          </text:insertion>
        </text:changed-region>
        <text:changed-region xml:id="ct256898696" text:id="ct256898696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56898800" text:id="ct256898800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56898904" text:id="ct256898904">
          <text:insertion>
            <office:change-info>
              <dc:creator>&lt;анонимный&gt;</dc:creator>
              <dc:date>2013-08-03T11:30:00</dc:date>
            </office:change-info>
          </text:insertion>
        </text:changed-region>
        <text:changed-region xml:id="ct256899008" text:id="ct256899008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56899112" text:id="ct256899112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56899216" text:id="ct256899216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  <text:changed-region xml:id="ct256899320" text:id="ct256899320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56899424" text:id="ct256899424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56899528" text:id="ct256899528">
          <text:insertion>
            <office:change-info>
              <dc:creator>&lt;анонимный&gt;</dc:creator>
              <dc:date>2013-08-02T23:58:00</dc:date>
            </office:change-info>
          </text:insertion>
        </text:changed-region>
        <text:changed-region xml:id="ct256899632" text:id="ct256899632">
          <text:insertion>
            <office:change-info>
              <dc:creator>&lt;анонимный&gt;</dc:creator>
              <dc:date>2013-08-03T00:02:00</dc:date>
            </office:change-info>
          </text:insertion>
        </text:changed-region>
        <text:changed-region xml:id="ct256899736" text:id="ct256899736">
          <text:insertion>
            <office:change-info>
              <dc:creator>&lt;анонимный&gt;</dc:creator>
              <dc:date>2013-08-02T23:59:00</dc:date>
            </office:change-info>
          </text:insertion>
        </text:changed-region>
        <text:changed-region xml:id="ct256899840" text:id="ct256899840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56899944" text:id="ct256899944">
          <text:insertion>
            <office:change-info>
              <dc:creator>&lt;анонимный&gt;</dc:creator>
              <dc:date>2013-08-03</dc:date>
            </office:change-info>
          </text:insertion>
        </text:changed-region>
        <text:changed-region xml:id="ct256900048" text:id="ct256900048">
          <text:insertion>
            <office:change-info>
              <dc:creator>&lt;анонимный&gt;</dc:creator>
              <dc:date>2013-08-03T00:17:00</dc:date>
            </office:change-info>
          </text:insertion>
        </text:changed-region>
        <text:changed-region xml:id="ct256900152" text:id="ct256900152">
          <text:insertion>
            <office:change-info>
              <dc:creator>&lt;анонимный&gt;</dc:creator>
              <dc:date>2013-08-04T00:12:00</dc:date>
            </office:change-info>
          </text:insertion>
        </text:changed-region>
        <text:changed-region xml:id="ct256900256" text:id="ct256900256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56900360" text:id="ct256900360">
          <text:insertion>
            <office:change-info>
              <dc:creator>&lt;анонимный&gt;</dc:creator>
              <dc:date>2013-08-04T00:34:00</dc:date>
            </office:change-info>
          </text:insertion>
        </text:changed-region>
        <text:changed-region xml:id="ct256900464" text:id="ct256900464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56900568" text:id="ct256900568">
          <text:insertion>
            <office:change-info>
              <dc:creator>&lt;анонимный&gt;</dc:creator>
              <dc:date>2013-08-04T00:15:00</dc:date>
            </office:change-info>
          </text:insertion>
        </text:changed-region>
        <text:changed-region xml:id="ct256900672" text:id="ct256900672">
          <text:insertion>
            <office:change-info>
              <dc:creator>&lt;анонимный&gt;</dc:creator>
              <dc:date>2013-08-03T00:45:00</dc:date>
            </office:change-info>
          </text:insertion>
        </text:changed-region>
        <text:changed-region xml:id="ct256900776" text:id="ct256900776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56900880" text:id="ct256900880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56900984" text:id="ct256900984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56901088" text:id="ct256901088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56901192" text:id="ct256901192">
          <text:insertion>
            <office:change-info>
              <dc:creator>&lt;анонимный&gt;</dc:creator>
              <dc:date>2013-08-03T11:31:00</dc:date>
            </office:change-info>
          </text:insertion>
        </text:changed-region>
        <text:changed-region xml:id="ct256970968" text:id="ct256970968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56971072" text:id="ct256971072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56971176" text:id="ct256971176">
          <text:insertion>
            <office:change-info>
              <dc:creator>&lt;анонимный&gt;</dc:creator>
              <dc:date>2013-08-03T11:32:00</dc:date>
            </office:change-info>
          </text:insertion>
        </text:changed-region>
        <text:changed-region xml:id="ct256971280" text:id="ct256971280">
          <text:insertion>
            <office:change-info>
              <dc:creator>&lt;анонимный&gt;</dc:creator>
              <dc:date>2013-08-03T11:02:00</dc:date>
            </office:change-info>
          </text:insertion>
        </text:changed-region>
        <text:changed-region xml:id="ct288098400" text:id="ct288098400">
          <text:insertion>
            <office:change-info>
              <dc:creator>Fedor Kurilov</dc:creator>
              <dc:date>2013-08-05T13:39:00</dc:date>
            </office:change-info>
          </text:insertion>
        </text:changed-region>
        <text:changed-region xml:id="ct288084984" text:id="ct288084984">
          <text:insertion>
            <office:change-info>
              <dc:creator>Fedor Kurilov</dc:creator>
              <dc:date>2013-08-05T13:48:00</dc:date>
            </office:change-info>
          </text:insertion>
        </text:changed-region>
        <text:changed-region xml:id="ct256971488" text:id="ct256971488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56971592" text:id="ct256971592">
          <text:insertion>
            <office:change-info>
              <dc:creator>&lt;анонимный&gt;</dc:creator>
              <dc:date>2013-08-03T01:18:00</dc:date>
            </office:change-info>
          </text:insertion>
        </text:changed-region>
        <text:changed-region xml:id="ct256971696" text:id="ct256971696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56971800" text:id="ct256971800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  <text:changed-region xml:id="ct256971904" text:id="ct256971904">
          <text:insertion>
            <office:change-info>
              <dc:creator>&lt;анонимный&gt;</dc:creator>
              <dc:date>2013-08-03T00:15:00</dc:date>
            </office:change-info>
          </text:insertion>
        </text:changed-region>
        <text:changed-region xml:id="ct256972008" text:id="ct256972008">
          <text:insertion>
            <office:change-info>
              <dc:creator>&lt;анонимный&gt;</dc:creator>
              <dc:date>2013-08-03T00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Министерство здравоохранения Российской Федерации</text:p>
            <text:p text:style-name="P17">ФГБУ «ФНКЦ ДГОИ им. Дмитрия Рогачева»</text:p>
          </table:table-cell>
          <table:table-cell table:style-name="Таблица3.A1" office:value-type="string">
            <text:p text:style-name="P24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6"/>
      <text:p text:style-name="P16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31"><text:span text:style-name="T11">№ медицинской карты: </text:span><text:change-start text:change-id="ct99468888"/><text:span text:style-name="T11">getData('number')</text:span><text:change-end text:change-id="ct99468888"/><text:span text:style-name="T11"> </text:span><text:span text:style-name="T30">(</text:span><text:span text:style-name="T28">Код вида оплаты:</text:span><text:span text:style-name="T18"> </text:span><text:change-start text:change-id="ct99469720"/><text:span text:style-name="T16">getFinanceCode(getData('appealType')['finance']['id'])</text:span><text:change-end text:change-id="ct99469720"/><text:span text:style-name="T11"> )</text:span></text:p>
      <text:p text:style-name="P14"/>
      <text:p text:style-name="P25"><text:span text:style-name="T23">1. Код пациента: </text:span><text:change-start text:change-id="ct99469824"/><text:span text:style-name="T20">getData('patient.id')</text:span><text:change-end text:change-id="ct99469824"/><text:span text:style-name="T21"> <text:tab/></text:span><text:span text:style-name="T23">2. Ф.И.О.: </text:span><text:change-start text:change-id="ct99469928"/><text:span text:style-name="T20">getFullName('patient.name')</text:span><text:change-end text:change-id="ct99469928"/><text:span text:style-name="T23"> </text:span></text:p>
      <text:p text:style-name="P23"><text:span text:style-name="T9">3. Пол: </text:span><text:change-start text:change-id="ct99470032"/><text:span text:style-name="T26">getSex('patient.sex')</text:span><text:change-end text:change-id="ct99470032"/><text:span text:style-name="T14"> <text:tab/></text:span><text:span text:style-name="T9">4. Дата рождения: </text:span><text:change-start text:change-id="ct99470136"/><text:span text:style-name="T11">formatDate('patient.birthDate'</text:span><text:span text:style-name="T18">)</text:span><text:change-end text:change-id="ct99470136"/><text:span text:style-name="T9"> (возраст: </text:span><text:change-start text:change-id="ct99470240"/><text:span text:style-name="T16">getData('age')</text:span><text:change-end text:change-id="ct99470240"/><text:span text:style-name="T9"> )</text:span></text:p>
      <text:p text:style-name="P12">5. Документ, удостов. личность: название, серия, номер: </text:p>
      <text:p text:style-name="P22"><text:span text:style-name="T9"><text:tab/> </text:span><text:change-start text:change-id="ct99470344"/><text:span text:style-name="T11"><office:annotation><dc:creator>&lt;анонимный&gt;</dc:creator><dc:date>2012-12-14T14:52:00.76</dc:date><text:p text:style-name="P48"><text:span text:style-name="T46">do text for idCard in data['patient']['idCards']</text:span></text:p></office:annotation></text:span><text:change-end text:change-id="ct99470344"/><text:change-start text:change-id="ct99470448"/><text:span text:style-name="T11">getData('docType.name', idCard)</text:span><text:change-end text:change-id="ct99470448"/><text:span text:style-name="T29"> </text:span><text:change-start text:change-id="ct99470552"/><text:span text:style-name="T29">getData('series', idCard)</text:span><text:change-end text:change-id="ct99470552"/><text:span text:style-name="T29"> </text:span><text:change-start text:change-id="ct99470656"/><text:span text:style-name="T29">getData('number', idCard)</text:span><text:change-end text:change-id="ct99470656"/><text:span text:style-name="T28"> </text:span></text:p>
      <text:p text:style-name="P27"><text:span text:style-name="T9">6. Адрес: регистрация по месту жительства: </text:span><text:change-start text:change-id="ct99470760"/><text:span text:style-name="T11">getAddress('patient.address.residential')</text:span><text:change-end text:change-id="ct99470760"/><text:span text:style-name="T14"> </text:span></text:p>
      <text:p text:style-name="P22"><text:span text:style-name="T9">7. Код территории проживания: </text:span><text:change-start text:change-id="ct99470864"/><text:span text:style-name="T16">getData('patient.address.residential.street.code')</text:span><text:change-end text:change-id="ct99470864"/><text:span text:style-name="T16">  </text:span><text:span text:style-name="T9">Житель: </text:span><text:change-start text:change-id="ct256897240"/><text:span text:style-name="T11">(simpleIf('patient.address.residential.localityType', 'Село', 'Город'))</text:span><text:change-end text:change-id="ct256897240"/><text:span text:style-name="T14"> </text:span></text:p>
      <text:p text:style-name="P29">8. Страховой полис (серия, номер): </text:p>
      <text:p text:style-name="P20"><text:span text:style-name="T23"><text:tab/> </text:span><text:change-start text:change-id="ct256897344"/><text:span text:style-name="T23"><office:annotation><dc:creator>&lt;анонимный&gt;</dc:creator><dc:date>2012-12-14T14:35:59.76</dc:date><text:p text:style-name="P49"><text:span text:style-name="T49">do text for payment in data['patient']['payments'] </text:span></text:p></office:annotation></text:span><text:change-end text:change-id="ct256897344"/><text:change-start text:change-id="ct256897448"/><text:span text:style-name="T20">getData('policyType.name', payment)</text:span><text:change-end text:change-id="ct256897448"/><text:span text:style-name="T20">, </text:span><text:change-start text:change-id="ct256897552"/><text:span text:style-name="T20">getData('smo.name', payment)</text:span><text:change-end text:change-id="ct256897552"/><text:span text:style-name="T20"> </text:span><text:change-start text:change-id="ct256897656"/><text:span text:style-name="T20">getData('series', payment)</text:span><text:change-end text:change-id="ct256897656"/><text:span text:style-name="T20"> </text:span><text:change-start text:change-id="ct256897760"/><text:span text:style-name="T20">getData('number', payment)</text:span><text:change-end text:change-id="ct256897760"/><text:span text:style-name="T27"> </text:span></text:p>
      <text:p text:style-name="P27"><text:span text:style-name="T9">9. Вид оплаты: </text:span><text:change-start text:change-id="ct256897864"/><text:span text:style-name="T18">getData('appealType')['finance']['name']</text:span><text:change-end text:change-id="ct256897864"/><text:span text:style-name="T9"> </text:span></text:p>
      <text:p text:style-name="P19"><text:span text:style-name="T5">10. Социальный статус: </text:span><text:change-start text:change-id="ct256897968"/><text:span text:style-name="T5"><office:annotation><dc:creator>&lt;анонимный&gt;</dc:creator><dc:date>2012-12-14T15:33:49.77</dc:date><text:p text:style-name="P49"><text:span text:style-name="T48">do text for occupation in data['patient']['occupations']</text:span></text:p></office:annotation></text:span><text:change-end text:change-id="ct256897968"/><text:change-start text:change-id="ct256898072"/><text:span text:style-name="T7">occupation['socialStatus']['status']</text:span><text:change-end text:change-id="ct256898072"/><text:span text:style-name="T7">; </text:span></text:p>
      <text:p text:style-name="P23"><text:span text:style-name="T9">11. Категория льготности: </text:span><text:change-start text:change-id="ct256898176"/><text:span text:style-name="T9"><office:annotation><dc:creator>&lt;анонимный&gt;</dc:creator><dc:date>2012-12-14T15:51:14.77</dc:date><text:p text:style-name="P49"><text:span text:style-name="T48">do text for disability in data['patient']['disabilities']</text:span></text:p></office:annotation></text:span><text:change-end text:change-id="ct256898176"/><text:change-start text:change-id="ct256898280"/><text:span text:style-name="T9">disability['disabilityType']['name']</text:span><text:change-end text:change-id="ct256898280"/><text:span text:style-name="T13"> </text:span></text:p>
      <text:p text:style-name="P19"><text:span text:style-name="T5">12. Кем направлен: </text:span><text:change-start text:change-id="ct256898384"/><text:span text:style-name="T8">getData('assignment.directed')</text:span><text:change-end text:change-id="ct256898384"/><text:span text:style-name="T6"> </text:span></text:p>
      <text:p text:style-name="P23"><text:span text:style-name="T9">13. Кем доставлен: </text:span><text:change-start text:change-id="ct256898488"/><text:span text:style-name="T18">getData('deliveredType')</text:span><text:change-end text:change-id="ct256898488"/><text:span text:style-name="T9"> </text:span></text:p>
      <text:p text:style-name="P22"><text:span text:style-name="T9">14. Диагноз направившего учреждения: </text:span><text:change-start text:change-id="ct256898592"/><text:span text:style-name="T15">findDiagnosis('diagnoses', '</text:span><text:bookmark text:name="docs-internal-guid-37392213-4313-9778-dec6-e1527c311ef9"/><text:span text:style-name="T15">diagReceivedMkb')['mkb']['code']</text:span><text:change-end text:change-id="ct256898592"/><text:span text:style-name="T15"> : </text:span><text:change-start text:change-id="ct256898696"/><text:span text:style-name="T15">findDiagnosis('diagnoses', '</text:span><text:bookmark text:name="docs-internal-guid-37392213-4313-9778-dec6-e1527c311ef91"/><text:span text:style-name="T15">diagReceivedMkb')['mkb']['diagnosis']</text:span><text:change-end text:change-id="ct256898696"/><text:span text:style-name="T14"> </text:span></text:p>
      <text:p text:style-name="P30"><text:span text:style-name="T9">15. Диагноз приемного отделения: </text:span><text:change-start text:change-id="ct256898800"/><text:span text:style-name="T15">findDiagnosis('diagnoses', '</text:span><text:bookmark text:name="docs-internal-guid-37392213-4313-ebc7-d0dd-8f3c988049bb1"/><text:span text:style-name="T15">admissionMkb')['mkb']['code']</text:span><text:change-end text:change-id="ct256898800"/><text:span text:style-name="T15">: </text:span><text:change-start text:change-id="ct256898904"/><text:span text:style-name="T15">findDiagnosis('diagnoses', '</text:span><text:bookmark text:name="docs-internal-guid-37392213-4313-ebc7-d0dd-8f3c988049bb"/><text:span text:style-name="T15">admissionMkb')['mkb']['diagnosis']</text:span><text:change-end text:change-id="ct256898904"/><text:span text:style-name="T14"> </text:span></text:p>
      <text:p text:style-name="P28">16. Доставлен в состоянии опьянения: </text:p>
      <text:p text:style-name="P23"><text:span text:style-name="T9">17. Госпитализирован по поводу данного заболевания в текущем году: </text:span><text:change-start text:change-id="ct256899008"/><text:span text:style-name="T18">getData('appealWithDeseaseThisYear')</text:span><text:change-end text:change-id="ct256899008"/> </text:p>
      <text:p text:style-name="P19"><text:span text:style-name="T5">18. Доставлен в стационар от начала заболевания (получения травмы): </text:span><text:change-start text:change-id="ct256899112"/><text:span text:style-name="T6">getData('deliveredAfterType')</text:span><text:change-end text:change-id="ct256899112"/><text:span text:style-name="T6"> </text:span></text:p>
      <text:p text:style-name="P11">19. Травма: </text:p>
      <text:p text:style-name="P19"><text:span text:style-name="T5">20. Дата поступления в приемное отделение: </text:span><text:change-start text:change-id="ct256899216"/><text:span text:style-name="T8">formatDateTime('rangeAppealDateTime.start')</text:span><text:change-end text:change-id="ct256899216"/><text:span text:style-name="T6"> </text:span></text:p>
      <text:p text:style-name="P11"><text:tab/>Подпись врача приемного отделения: __________________________________________________</text:p>
      <text:p text:style-name="P15"/>
      <text:p text:style-name="P26"><text:span text:style-name="T17">2</text:span><text:span text:style-name="T10">1</text:span><text:span text:style-name="T17">. </text:span><text:span text:style-name="T10">Дата выписки (смерти): </text:span><text:change-start text:change-id="ct256899320"/><text:span text:style-name="T19">formatDate('</text:span><text:span text:style-name="T36">leaved.outcomeDate</text:span><text:span text:style-name="T41">')</text:span><text:change-end text:change-id="ct256899320"/><text:span text:style-name="T37"> </text:span><text:span text:style-name="T27"> </text:span><text:span text:style-name="T10"><text:tab/><text:tab/>Время: </text:span><text:change-start text:change-id="ct256899424"/><text:span text:style-name="T43">formatTime('</text:span><text:span text:style-name="T36">leaved.outcomeDate</text:span><text:span text:style-name="T41">')</text:span><text:change-end text:change-id="ct256899424"/><text:span text:style-name="T38"> </text:span></text:p>
      <text:p text:style-name="P23"><text:span text:style-name="T10">22. Исход госпитализации:</text:span><text:span text:style-name="T28"> </text:span><text:change-start text:change-id="ct256899528"/><text:span text:style-name="T43">getData</text:span><text:span text:style-name="T44">('</text:span><text:span text:style-name="T40">leaved.hospOutcome'</text:span><text:span text:style-name="T44">)</text:span><text:change-end text:change-id="ct256899528"/><text:span text:style-name="T42"> </text:span></text:p>
      <text:p text:style-name="P13">22.1. Результат госпитализации<text:span text:style-name="T2">: </text:span><text:change-start text:change-id="ct256899632"/><text:span text:style-name="T34">getData('result.name')</text:span><text:change-end text:change-id="ct256899632"/><text:span text:style-name="T33"> </text:span></text:p>
      <text:p text:style-name="P23"><text:span text:style-name="T10">23. </text:span><text:span text:style-name="T28">Продолжительность госпитализации (койко-дней): </text:span><text:change-start text:change-id="ct256899736"/><text:span text:style-name="T19">getData</text:span><text:span text:style-name="T31">('</text:span><text:span text:style-name="T35">leaved.hospLength</text:span><text:span text:style-name="T40">')</text:span><text:change-end text:change-id="ct256899736"/><text:span text:style-name="T37"> </text:span></text:p>
      <text:p text:style-name="P23"><text:span text:style-name="T10">24. Листок нетрудоспособности: открыт </text:span><text:change-start text:change-id="ct256899840"/><text:span text:style-name="T19">formatDate</text:span><text:span text:style-name="T19">('</text:span><text:bookmark text:name="docs-internal-guid-3b9a1e70-4092-5e41-92eb-24038b26328c"/><text:span text:style-name="T41">tempInvalid.begDate</text:span><text:span text:style-name="T19">')</text:span><text:change-end text:change-id="ct256899840"/><text:span text:style-name="T10"> закрыт: </text:span><text:change-start text:change-id="ct256899944"/><text:span text:style-name="T19">formatDate</text:span><text:span text:style-name="T19">('</text:span><text:bookmark text:name="docs-internal-guid-3b9a1e70-4092-7957-c065-4bf071f25b8a"/><text:span text:style-name="T41">tempInvalid.endDate</text:span><text:span text:style-name="T19">')</text:span><text:change-end text:change-id="ct256899944"/><text:span text:style-name="T17"> </text:span></text:p>
      <text:p text:style-name="P23"><text:span text:style-name="T10">24.1. </text:span><text:span text:style-name="T32">По уходу за больным      Полных лет:  </text:span><text:change-start text:change-id="ct256900048"/><text:span text:style-name="T30">getData('</text:span><text:bookmark text:name="docs-internal-guid-3b9a1e70-4093-4c12-42f6-8af3e7eb4e4c"/><text:span text:style-name="T39">tempInvalid.age</text:span><text:span text:style-name="T30">')</text:span><text:change-end text:change-id="ct256900048"/><text:span text:style-name="T32">  Пол: муж 1           жен 2   <text:line-break/></text:span><text:span text:style-name="T10">25. </text:span><text:span text:style-name="T32">Движение пациента по отделениям: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/>
        <table:table-column table:style-name="Таблица2.H"/>
        <table:table-column table:style-name="Таблица2.B"/>
        <table:table-row>
          <table:table-cell table:style-name="Таблица2.A1" office:value-type="string">
            <text:p text:style-name="P35">№</text:p>
          </table:table-cell>
          <table:table-cell table:style-name="Таблица2.A1" office:value-type="string">
            <text:p text:style-name="P35">Код отделения</text:p>
          </table:table-cell>
          <table:table-cell table:style-name="Таблица2.A1" office:value-type="string">
            <text:p text:style-name="P35">Профиль коек</text:p>
          </table:table-cell>
          <table:table-cell table:style-name="Таблица2.A1" office:value-type="string">
            <text:p text:style-name="P35">Код врача</text:p>
          </table:table-cell>
          <table:table-cell table:style-name="Таблица2.A1" office:value-type="string">
            <text:p text:style-name="P35">Дата</text:p>
            <text:p text:style-name="P35">поступления</text:p>
          </table:table-cell>
          <table:table-cell table:style-name="Таблица2.A1" office:value-type="string">
            <text:p text:style-name="P35">Дата</text:p>
            <text:p text:style-name="P35">выписки,</text:p>
            <text:p text:style-name="P35">перевода</text:p>
          </table:table-cell>
          <table:table-cell table:style-name="Таблица2.A1" office:value-type="string">
            <text:p text:style-name="P35">Код</text:p>
            <text:p text:style-name="P35">диагноза по МКБ</text:p>
          </table:table-cell>
          <table:table-cell table:style-name="Таблица2.A1" office:value-type="string">
            <text:p text:style-name="P35">Код медицинского стандарта</text:p>
          </table:table-cell>
          <table:table-cell table:style-name="Таблица2.I1" office:value-type="string">
            <text:p text:style-name="P35">Код прерванного </text:p>
            <text:p text:style-name="P35">случая</text:p>
          </table:table-cell>
        </table:table-row>
        <table:table-row>
          <table:table-cell table:style-name="Таблица2.A2" office:value-type="float" office:value="1">
            <text:p text:style-name="P45">1</text:p>
          </table:table-cell>
          <table:table-cell table:style-name="Таблица2.A2" office:value-type="float" office:value="2">
            <text:p text:style-name="P45">2</text:p>
          </table:table-cell>
          <table:table-cell table:style-name="Таблица2.A2" office:value-type="float" office:value="3">
            <text:p text:style-name="P45">3</text:p>
          </table:table-cell>
          <table:table-cell table:style-name="Таблица2.A2" office:value-type="float" office:value="4">
            <text:p text:style-name="P45">4</text:p>
          </table:table-cell>
          <table:table-cell table:style-name="Таблица2.A2" office:value-type="float" office:value="5">
            <text:p text:style-name="P45">5</text:p>
          </table:table-cell>
          <table:table-cell table:style-name="Таблица2.A2" office:value-type="float" office:value="6">
            <text:p text:style-name="P45">6</text:p>
          </table:table-cell>
          <table:table-cell table:style-name="Таблица2.A2" office:value-type="float" office:value="7">
            <text:p text:style-name="P45">7</text:p>
          </table:table-cell>
          <table:table-cell table:style-name="Таблица2.A2" office:value-type="float" office:value="8">
            <text:p text:style-name="P45">8</text:p>
          </table:table-cell>
          <table:table-cell table:style-name="Таблица2.I2" office:value-type="float" office:value="9">
            <text:p text:style-name="P45">9</text:p>
          </table:table-cell>
        </table:table-row>
        <table:table-row>
          <table:table-cell table:style-name="Таблица2.A3" office:value-type="string">
            <text:p text:style-name="P34"><office:annotation><dc:creator>&lt;анонимный&gt;</dc:creator><dc:date>2013-08-03T00:55:30.84</dc:date><text:p text:style-name="P49"><text:span text:style-name="T46">do row for move in data['moves']</text:span></text:p></office:annotation> </text:p>
          </table:table-cell>
          <table:table-cell table:style-name="Таблица2.A3" office:value-type="string">
            <text:p text:style-name="P44">( <text:change-start text:change-id="ct256900152"/>getData('unitId', move)<text:change-end text:change-id="ct256900152"/> ) <text:change-start text:change-id="ct256900256"/>getData('unit', move)<text:change-end text:change-id="ct256900256"/></text:p>
          </table:table-cell>
          <table:table-cell table:style-name="Таблица2.A3" office:value-type="string">
            <text:p text:style-name="P44"><text:change-start text:change-id="ct256900360"/>getData('bed', move)<text:change-end text:change-id="ct256900360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43"><text:change-start text:change-id="ct256900464"/>formatDateTime('admission', move)<text:change-end text:change-id="ct256900464"/></text:p>
          </table:table-cell>
          <table:table-cell table:style-name="Таблица2.A3" office:value-type="string">
            <text:p text:style-name="P43"><text:change-start text:change-id="ct256900568"/>formatDateTime('leave', move)<text:change-end text:change-id="ct256900568"/></text:p>
          </table:table-cell>
          <table:table-cell table:style-name="Таблица2.A3" office:value-type="string">
            <text:p text:style-name="P34"/>
          </table:table-cell>
          <table:table-cell table:style-name="Таблица2.A3" office:value-type="string">
            <text:p text:style-name="P34"/>
          </table:table-cell>
          <table:table-cell table:style-name="Таблица2.I3" office:value-type="string">
            <text:p text:style-name="P34"/>
          </table:table-cell>
        </table:table-row>
      </table:table>
      <text:p text:style-name="P13"/>
      <text:p text:style-name="P21"><text:span text:style-name="T24">26. </text:span>Хирургические операции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C"/>
        <table:table-column table:style-name="Таблица4.I"/>
        <table:table-column table:style-name="Таблица4.J" table:number-columns-repeated="2"/>
        <table:table-row>
          <table:table-cell table:style-name="Таблица4.A1" table:number-rows-spanned="2" office:value-type="string">
            <text:p text:style-name="P36">Дата,</text:p>
            <text:p text:style-name="P36">час</text:p>
          </table:table-cell>
          <table:table-cell table:style-name="Таблица4.A1" table:number-rows-spanned="2" office:value-type="string">
            <text:p text:style-name="P36">Код хирурга</text:p>
          </table:table-cell>
          <table:table-cell table:style-name="Таблица4.A1" table:number-rows-spanned="2" office:value-type="string">
            <text:p text:style-name="P36">Код отделения</text:p>
          </table:table-cell>
          <table:table-cell table:style-name="Таблица4.A1" table:number-columns-spanned="2" office:value-type="string">
            <text:p text:style-name="P36">Операция</text:p>
          </table:table-cell>
          <table:covered-table-cell/>
          <table:table-cell table:style-name="Таблица4.A1" table:number-columns-spanned="2" office:value-type="string">
            <text:p text:style-name="P36">Осложнение</text:p>
          </table:table-cell>
          <table:covered-table-cell/>
          <table:table-cell table:style-name="Таблица4.A1" table:number-rows-spanned="2" office:value-type="string">
            <text:p text:style-name="P36">Анестезия</text:p>
          </table:table-cell>
          <table:table-cell table:style-name="Таблица4.I1" table:number-columns-spanned="3" office:value-type="string">
            <text:p text:style-name="P36">Использование</text:p>
            <text:p text:style-name="P36">спец. аппаратуры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table-cell table:style-name="Таблица4.D2" office:value-type="string">
            <text:p text:style-name="P38">Наименование</text:p>
          </table:table-cell>
          <table:table-cell table:style-name="Таблица4.D2" office:value-type="string">
            <text:p text:style-name="P38">Код</text:p>
          </table:table-cell>
          <table:covered-table-cell/>
          <table:table-cell table:style-name="Таблица4.D2" office:value-type="string">
            <text:p text:style-name="P38">Энд.</text:p>
          </table:table-cell>
          <table:table-cell table:style-name="Таблица4.D2" office:value-type="string">
            <text:p text:style-name="P38">Лазер.</text:p>
          </table:table-cell>
          <table:table-cell table:style-name="Таблица4.K2" office:value-type="string">
            <text:p text:style-name="P38">Криог.</text:p>
          </table:table-cell>
        </table:table-row>
        <table:table-row>
          <table:table-cell table:style-name="Таблица4.A3" office:value-type="float" office:value="1">
            <text:p text:style-name="P46">1</text:p>
          </table:table-cell>
          <table:table-cell table:style-name="Таблица4.A3" office:value-type="float" office:value="2">
            <text:p text:style-name="P46">2</text:p>
          </table:table-cell>
          <table:table-cell table:style-name="Таблица4.A3" office:value-type="float" office:value="3">
            <text:p text:style-name="P46">3</text:p>
          </table:table-cell>
          <table:table-cell table:style-name="Таблица4.A3" office:value-type="float" office:value="4">
            <text:p text:style-name="P46">4</text:p>
          </table:table-cell>
          <table:table-cell table:style-name="Таблица4.A3" office:value-type="float" office:value="5">
            <text:p text:style-name="P46">5</text:p>
          </table:table-cell>
          <table:table-cell table:style-name="Таблица4.A3" office:value-type="float" office:value="6">
            <text:p text:style-name="P46">6</text:p>
          </table:table-cell>
          <table:table-cell table:style-name="Таблица4.A3" office:value-type="float" office:value="7">
            <text:p text:style-name="P46">7</text:p>
          </table:table-cell>
          <table:table-cell table:style-name="Таблица4.A3" office:value-type="float" office:value="8">
            <text:p text:style-name="P46">8</text:p>
          </table:table-cell>
          <table:table-cell table:style-name="Таблица4.A3" office:value-type="float" office:value="9">
            <text:p text:style-name="P46">9</text:p>
          </table:table-cell>
          <table:table-cell table:style-name="Таблица4.A3" office:value-type="float" office:value="10">
            <text:p text:style-name="P46">10</text:p>
          </table:table-cell>
          <table:table-cell table:style-name="Таблица4.K3" office:value-type="float" office:value="11">
            <text:p text:style-name="P46">11</text:p>
          </table:table-cell>
        </table:table-row>
        <table:table-row>
          <table:table-cell table:style-name="Таблица4.D2" office:value-type="string">
            <text:p text:style-name="P37"><office:annotation><dc:creator>&lt;анонимный&gt;</dc:creator><dc:date>2013-08-03T00:32:04.85</dc:date><text:p text:style-name="P49"><text:span text:style-name="T47">do row for operation in data['operations']</text:span></text:p></office:annotation> <text:span text:style-name="T2">formatDate('begDate', operation) – formatDate('endDate', <text:s/>operation)</text:span></text:p>
          </table:table-cell>
          <table:table-cell table:style-name="Таблица4.D2" office:value-type="string">
            <text:p text:style-name="P42">getData('personCode', operation) <text:line-break/>getFullName('personName.name', operation)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42">getData('operationName', operation)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><text:span text:style-name="T2">getData('c</text:span>omplicationName, <text:span text:style-name="T2">operation)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><text:span text:style-name="T2">getData('m</text:span>ethodAnesthesia, <text:s/><text:span text:style-name="T2">operation)</text:span></text:p>
          </table:table-cell>
          <table:table-cell table:style-name="Таблица4.D2" office:value-type="string">
            <text:p text:style-name="P37"/>
          </table:table-cell>
          <table:table-cell table:style-name="Таблица4.D2" office:value-type="string">
            <text:p text:style-name="P37"/>
          </table:table-cell>
          <table:table-cell table:style-name="Таблица4.K2" office:value-type="string">
            <text:p text:style-name="P37"/>
          </table:table-cell>
        </table:table-row>
      </table:table>
      <text:p text:style-name="P15"/>
      <text:p text:style-name="P23"><text:span text:style-name="T10">27. </text:span><text:span text:style-name="T32">Обследован: </text:span><text:span text:style-name="T30">RW</text:span><text:span text:style-name="T32">1 </text:span><text:span text:style-name="T30">[ </text:span><text:change-start text:change-id="ct256900672"/><text:span text:style-name="T30">getData('</text:span><text:bookmark text:name="docs-internal-guid-3b9a1e70-40c6-b6c9-7a31-cda8b557f9b9"/><text:span text:style-name="T42">laboratory.RW</text:span><text:span text:style-name="T30">')</text:span><text:change-end text:change-id="ct256900672"/><text:span text:style-name="T30"> ] <text:tab/>AIDS</text:span><text:span text:style-name="T32">2 </text:span><text:span text:style-name="T30">[ <text:s/>]</text:span></text:p>
      <text:p text:style-name="P21"><text:span text:style-name="T24">28. </text:span>Диагноз стационара (при выписке): 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row>
          <table:table-cell table:style-name="Таблица5.A1" office:value-type="string">
            <text:p text:style-name="P36"/>
          </table:table-cell>
          <table:table-cell table:style-name="Таблица5.A1" office:value-type="string">
            <text:p text:style-name="P40">Основное заболева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Осложнение</text:p>
          </table:table-cell>
          <table:table-cell table:style-name="Таблица5.A1" office:value-type="string">
            <text:p text:style-name="P36">Код </text:p>
            <text:p text:style-name="P36">МКБ</text:p>
          </table:table-cell>
          <table:table-cell table:style-name="Таблица5.A1" office:value-type="string">
            <text:p text:style-name="P36">Сопутствующее</text:p>
            <text:p text:style-name="P36">заболевание</text:p>
          </table:table-cell>
          <table:table-cell table:style-name="Таблица5.G1" office:value-type="string">
            <text:p text:style-name="P36">Код </text:p>
            <text:p text:style-name="P36">МКБ</text:p>
          </table:table-cell>
        </table:table-row>
        <table:table-row>
          <table:table-cell table:style-name="Таблица5.A2" office:value-type="string">
            <text:p text:style-name="P39">Клинический<text:line-break/> заключительны</text:p>
          </table:table-cell>
          <table:table-cell table:style-name="Таблица5.B2" office:value-type="string">
            <text:p text:style-name="P41"><text:change-start text:change-id="ct256900776"/>findDiagnosis('diagnoses', 'mainDiagMkb')['mkb']['diagnosis']<text:change-end text:change-id="ct256900776"/></text:p>
          </table:table-cell>
          <table:table-cell table:style-name="Таблица5.B2" office:value-type="string">
            <text:p text:style-name="P33"><text:change-start text:change-id="ct256900880"/><text:span text:style-name="T27">findDiagnosis('diagnoses', '</text:span><text:bookmark text:name="docs-internal-guid-5c9ebf0a-430c-3b4f-7932-1d5fbf6640c41"/><text:span text:style-name="T27">mainDiagMkb</text:span><text:span text:style-name="T2">'</text:span><text:span text:style-name="T27">)['mkb']['code']</text:span><text:change-end text:change-id="ct256900880"/></text:p>
          </table:table-cell>
          <table:table-cell table:style-name="Таблица5.B2" office:value-type="string">
            <text:p text:style-name="P33"><text:change-start text:change-id="ct256900984"/><text:span text:style-name="T27">findDiagnosis('diagnoses', '</text:span><text:bookmark text:name="docs-internal-guid-37392213-430e-bd39-669d-f82175c3d44a"/><text:span text:style-name="T27">diagComplMkb')['mkb']['diagnosis']</text:span><text:change-end text:change-id="ct256900984"/><text:span text:style-name="T27"> </text:span></text:p>
          </table:table-cell>
          <table:table-cell table:style-name="Таблица5.B2" office:value-type="string">
            <text:p text:style-name="P33"><text:change-start text:change-id="ct256901088"/><text:span text:style-name="T27">findDiagnosis('diagnoses', '</text:span><text:bookmark text:name="docs-internal-guid-37392213-430e-bd39-669d-f82175c3d44a1"/><text:span text:style-name="T27">diagComplMkb</text:span><text:span text:style-name="T2">'</text:span><text:span text:style-name="T27">)['mkb']['code']</text:span><text:change-end text:change-id="ct256901088"/></text:p>
          </table:table-cell>
          <table:table-cell table:style-name="Таблица5.B2" office:value-type="string">
            <text:p text:style-name="P33"><text:change-start text:change-id="ct256901192"/><text:span text:style-name="T27">findDiagnosis('diagnoses', '</text:span><text:bookmark text:name="docs-internal-guid-37392213-430f-4862-f95a-3e66446fe2a2"/><text:span text:style-name="T27">assocDiagMkb')['mkb']['diagnosis']</text:span><text:change-end text:change-id="ct256901192"/><text:span text:style-name="T27"> </text:span></text:p>
          </table:table-cell>
          <table:table-cell table:style-name="Таблица5.G2" office:value-type="string">
            <text:p text:style-name="P33"><text:change-start text:change-id="ct256970968"/><text:span text:style-name="T27">findDiagnosis('diagnoses', '</text:span><text:bookmark text:name="docs-internal-guid-37392213-430f-4862-f95a-3e66446fe2a21"/><text:span text:style-name="T27">assocDiagMkb</text:span><text:span text:style-name="T2">'</text:span><text:span text:style-name="T27">)['mkb']['code']</text:span><text:change-end text:change-id="ct256970968"/></text:p>
          </table:table-cell>
        </table:table-row>
        <table:table-row>
          <table:table-cell table:style-name="Таблица5.B2" office:value-type="string">
            <text:p text:style-name="P39">Патолого-<text:line-break/>анатомический</text:p>
          </table:table-cell>
          <table:table-cell table:style-name="Таблица5.B2" office:value-type="string">
            <text:p text:style-name="P33"><text:change-start text:change-id="ct256971072"/><text:span text:style-name="T27">findDiagnosis('diagnoses', '</text:span><text:bookmark text:name="docs-internal-guid-37392213-4310-28bd-5385-3d22053240e3"/><text:span text:style-name="T27">mainDiagMkbPat ')['mkb']['diagnosis']</text:span><text:change-end text:change-id="ct256971072"/></text:p>
          </table:table-cell>
          <table:table-cell table:style-name="Таблица5.B2" office:value-type="string">
            <text:p text:style-name="P33"><text:change-start text:change-id="ct256971176"/><text:span text:style-name="T27">findDiagnosis('diagnoses', '</text:span><text:bookmark text:name="docs-internal-guid-37392213-4310-28bd-5385-3d22053240e31"/><text:span text:style-name="T27">mainDiagMkbPat </text:span><text:span text:style-name="T2">'</text:span><text:span text:style-name="T27">)['mkb']['code']</text:span><text:change-end text:change-id="ct256971176"/></text:p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B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</table:table>
      <text:p text:style-name="P13"/>
      <text:p text:style-name="P23"><text:span text:style-name="T10">29. Дефекты догоспитального этапа: </text:span><text:change-start text:change-id="ct256971280"/><text:span text:style-name="T17">getData('preHospitalDefects')</text:span><text:change-end text:change-id="ct256971280"/><text:span text:style-name="T45"> </text:span></text:p>
      <text:p text:style-name="P23"><text:span text:style-name="T10">30. </text:span><text:span text:style-name="T12">Код вида ВМП</text:span><text:span text:style-name="T10">: </text:span><text:change-start text:change-id="ct288098400"/><text:span text:style-name="T17">getData('</text:span><text:span text:style-name="T10">quoting.quotaType</text:span><text:span text:style-name="T17">Code</text:span><text:span text:style-name="T17">')</text:span><text:change-end text:change-id="ct288098400"/><text:span text:style-name="T17"> </text:span><text:change-start text:change-id="ct288084984"/><text:span text:style-name="T17">getData('</text:span><text:span text:style-name="T10">quoting.quotaType</text:span><text:span text:style-name="T17">Name')</text:span><text:change-end text:change-id="ct288084984"/> </text:p>
      <text:p text:style-name="P21"><text:soft-page-break/><text:span text:style-name="T22">Метод лечения</text:span><text:span text:style-name="T24">: </text:span><text:change-start text:change-id="ct256971488"/><text:span text:style-name="T25">getData('</text:span><text:span text:style-name="T24">quoting.treatmentName</text:span><text:span text:style-name="T25">')</text:span><text:change-end text:change-id="ct256971488"/><text:span text:style-name="T25"> </text:span></text:p>
      <text:p text:style-name="P21"><text:span text:style-name="T22">Модель пациента</text:span><text:span text:style-name="T24">: </text:span><text:change-start text:change-id="ct256971592"/><text:span text:style-name="T25">getData('</text:span><text:span text:style-name="T24">quoting.patientModelName</text:span><text:span text:style-name="T25">')</text:span><text:change-end text:change-id="ct256971592"/><text:span text:style-name="T24"> </text:span></text:p>
      <text:p text:style-name="P23"><text:span text:style-name="T10">31. Дата следующей госпитализации в текущем году: </text:span><text:change-start text:change-id="ct256971696"/><text:span text:style-name="T19">getData('</text:span><text:span text:style-name="T36">leaved.nextHospDate</text:span><text:span text:style-name="T41">')</text:span><text:change-end text:change-id="ct256971696"/><text:span text:style-name="T37"> </text:span></text:p>
      <text:p text:style-name="P23"><text:span text:style-name="T10">Отделение госпитализации: </text:span><text:change-start text:change-id="ct256971800"/><text:span text:style-name="T19">getData ('</text:span><text:span text:style-name="T41">leaved.nextHospDepartment.name')</text:span><text:change-end text:change-id="ct256971800"/><text:span text:style-name="T37"> </text:span></text:p>
      <text:p text:style-name="P23"><text:span text:style-name="T10">Источник финансирования следующей госпитализации: </text:span><text:change-start text:change-id="ct256971904"/><text:span text:style-name="T43">getData('</text:span><text:span text:style-name="T41">leaved.nextHospFinanceType')</text:span><text:change-end text:change-id="ct256971904"/><text:span text:style-name="T38"> </text:span></text:p>
      <text:p text:style-name="P13"/>
      <text:p text:style-name="P13"/>
      <text:p text:style-name="P10"><text:span text:style-name="T17">Подпись лечащего врача _______________________ </text:span><text:span text:style-name="T10">/ </text:span><text:change-start text:change-id="ct256972008"/><text:span text:style-name="T43">getFullName('</text:span><text:span text:style-name="T41">leaved.leavedDoctor.name')</text:span><text:change-end text:change-id="ct256972008"/><text:span text:style-name="T10"> /</text:span></text:p>
      <text:p text:style-name="P32"/>
      <text:p text:style-name="P32">Подпись заведующего отделением _______________________ <text:span text:style-name="T27">/ ФИО 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Arial2" svg:font-family="Arial, sans-serif"/>
    <style:font-face style:name="Mangal2" svg:font-family="Mangal"/>
    <style:font-face style:name="F" svg:font-family="" style:font-family-generic="roman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9469304" text:id="ct99469304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99469408" text:id="ct99469408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99469512" text:id="ct99469512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99469616" text:id="ct99469616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99469304"/><text:span text:style-name="MT1">getData('patient.id')</text:span><text:change-end text:change-id="ct99469304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99469408"/><text:span text:style-name="MT2">getData('id')</text:span><text:change-end text:change-id="ct99469408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99469512"/>getBarcode39('<text:span text:style-name="MT3">patient.id</text:span>')<text:change-end text:change-id="ct99469512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99469616"/>getBarcode39(<text:span text:style-name="MT4">'id'</text:span>)<text:change-end text:change-id="ct99469616"/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05T13:49:05.33</dc:date>
    <meta:editing-duration>PT8H21M37S</meta:editing-duration>
    <meta:editing-cycles>89</meta:editing-cycles>
    <meta:generator>OpenOffice/4.0.0$Win32 OpenOffice.org_project/400m3$Build-9702</meta:generator>
    <dc:creator>Fedor Kurilov</dc:creator>
    <meta:document-statistic meta:table-count="5" meta:image-count="0" meta:object-count="0" meta:page-count="3" meta:paragraph-count="130" meta:word-count="432" meta:character-count="4959"/>
  </office:meta>
</office:document-meta>
</file>